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QueryAction.selectMode( boolean isAutoIncrement , Map m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QueryAction.getQuery( Configuration table , Map modeTypes , Map defaultModeNam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atabaseQueryAction.getColumnValues( Configuration tableConf , CacheHelper queryData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aseQueryAction.honourAuto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baseQueryAction.processRow( Map objectModel , Connection conn , PreparedStatement statement , String outputMode , Configuration table , CacheHelper queryData , Object [ ] [ ] columnValues , int rowIndex , Map resul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